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T1" style:family="text">
      <style:text-properties fo:font-variant="normal" fo:text-transform="none" fo:color="#333333" style:font-name="Times New Roman1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tact information: Mikhael Lerman</text:span><text:line-break/><text:span text:style-name="T1">Best phone number: 408-978-2232</text:span><text:line-break/><text:span text:style-name="T1">Best email address: michael_lerman@yahoo.com</text:span><text:line-break/><text:line-break/><text:span text:style-name="T1">What are you looking for in a new position?</text:span><text:line-break/>I am looking for a position that is challenging to me. A position that I don't just repeat what I have done already. A position where I can learn more and achieve. <text:line-break/><text:line-break/><text:span text:style-name="T1">What are the reasons for your last two job changes?</text:span><text:line-break/>From INPHI to Micron: I changed because of a better opportunity in terms of work environment and culture.</text:p>
      <text:p text:style-name="P1">From Micron: I am motivated to change because of a re-organization and a new management that I didn't choose to work with.<text:line-break/><text:line-break/><text:span text:style-name="T1">Are you willing to commute and/or relocate to the San Jose, CA office?</text:span><text:line-break/>I am located in San Jose. <text:line-break/><text:line-break/><text:span text:style-name="T1">For the right opportunity, are you open to relocation anywhere in the US?</text:span><text:line-break/>Yes I am willing to relocate for the right job.<text:line-break/><text:line-break/><text:line-break/><text:span text:style-name="T1">Compensation: Please explain your current compensation, or explain what your salary expectations are.</text:span><text:line-break/>Currently at $145,000 </text:p>
      <text:p text:style-name="P1">I expect market salary. Negotiable.<text:line-break/><text:line-break/><text:span text:style-name="T1">Are you a US Citizen?</text:span><text:line-break/><text:span text:style-name="T1">If no, please explain your status and what sponsorship requirements you need.</text:span><text:line-break/>I am US Citizen<text:line-break/><text:line-break/><text:span text:style-name="T1">What experience do you have with semiconductors?</text:span><text:line-break/>I worked all my career with semiconductor companies, doing bring up and validation. <text:line-break/><text:line-break/><text:span text:style-name="T1">Explain your experience in software development for motion controls or robotics.</text:span><text:line-break/>Currently developing low level software. I worked with sensors and controllers. This experience can be easily applied to robotics. I didn't work specifically on robots. <text:line-break/><text:line-break/><text:span text:style-name="T1">Explain a time when you had to make a difficult management decision.</text:span><text:line-break/>A difficult management decision is when you let somebody go. I did that decision once but I will not do it again.<text:line-break/><text:line-break/><text:span text:style-name="T1">I look forward to hearing from you,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Lerman</meta:initial-creator>
    <meta:creation-date>2017-06-09T09:53:15.41</meta:creation-date>
    <dc:date>2017-06-09T10:29:50.84</dc:date>
    <dc:creator>Michael Lerman</dc:creator>
    <meta:editing-duration>PT27M35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3" meta:word-count="284" meta:character-count="1713"/>
  </office:meta>
</office:document-meta>
</file>